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06bb"/>
    </style:style>
    <style:style style:name="P2" style:family="paragraph" style:parent-style-name="Standard">
      <style:text-properties fo:language="ru" fo:country="RU" officeooo:rsid="00185317" officeooo:paragraph-rsid="00185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jbhdfvcio;kujqwrehnaf’olpkw</text:p>
      <text:p text:style-name="P2">длырвщашлрвуыкшщгпруфщкш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20:34:10.352000000</meta:creation-date>
    <dc:date>2024-03-17T13:43:09.072000000</dc:date>
    <meta:editing-duration>PT18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" meta:word-count="2" meta:character-count="52" meta:non-whitespace-character-count="52"/>
  </office:meta>
</office:document-meta>
</file>